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2025-02-20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2024-10-04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76" calcext:value-type="float">
            <text:p>68.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2024-01-26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2296" calcext:value-type="float">
            <text:p>45.8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2023-02-10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2022-10-21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2022-02-14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2020-12-15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3728" calcext:value-type="float">
            <text:p>43.5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2020-09-17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2020-01-29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2019-08-1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2019-02-13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2112" calcext:value-type="float">
            <text:p>45.0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2018-09-06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2017-12-21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2017-02-10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0408" calcext:value-type="float">
            <text:p>43.6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2016-09-22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2016-02-04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2015-08-26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2015-02-24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436" calcext:value-type="float">
            <text:p>42.5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2014-09-2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2014-02-26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2013-08-20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2013-01-11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2011-12-20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4096" calcext:value-type="float">
            <text:p>48.7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2011-01-26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24856" calcext:value-type="float">
            <text:p>43.4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2010-01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836" calcext:value-type="float">
            <text:p>44.0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2009-02-06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8256" calcext:value-type="float">
            <text:p>43.9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2008-01-29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2007-11-06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2007-02-0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75232" calcext:value-type="float">
            <text:p>39.5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2006-02-06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2005-01-20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3832" calcext:value-type="float">
            <text:p>39.8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2004-11-0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2004-02-05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2003-11-1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2003-01-10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2002-11-25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7456" calcext:value-type="float">
            <text:p>41.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2002-06-12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7584" calcext:value-type="float">
            <text:p>40.8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2002-02-19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5896" calcext:value-type="float">
            <text:p>40.3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2001-01-31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2000-01-2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99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98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184" calcext:value-type="float">
            <text:p>41.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97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7736" calcext:value-type="float">
            <text:p>43.6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97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96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9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9104" calcext:value-type="float">
            <text:p>41.5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94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9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91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90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5672" calcext:value-type="float">
            <text:p>43.0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8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8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87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7936" calcext:value-type="float">
            <text:p>41.3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8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8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0944" calcext:value-type="float">
            <text:p>41.0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84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8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83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8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8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8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81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8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80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8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79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2304" calcext:value-type="float">
            <text:p>36.72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79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7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78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78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7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77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77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77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76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7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76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76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1624" calcext:value-type="float">
            <text:p>35.0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75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75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8644" calcext:value-type="float">
            <text:p>36.2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75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75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4192" calcext:value-type="float">
            <text:p>35.0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74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74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0144" calcext:value-type="float">
            <text:p>34.6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74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0312" calcext:value-type="float">
            <text:p>34.5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7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7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73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73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73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133095065101</text:p>
          </table:table-cell>
          <table:table-cell office:value-type="string" calcext:value-type="string">
            <text:p>LJ-60-64-713</text:p>
          </table:table-cell>
          <table:table-cell office:value-type="string" calcext:value-type="string">
            <text:p>1971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88" meta:object-count="0"/>
    <meta:user-defined meta:name="AppVersion">3.0</meta:user-defined>
  </office:meta>
</office:document-meta>
</file>